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Courier, 'Lucida Console', 'Andale Mono', monospace"/>
    <style:font-face style:name="Liberation Serif1" svg:font-family="'Liberation Serif'"/>
    <style:font-face style:name="OpenSymbol" svg:font-family="OpenSymbol"/>
    <style:font-face style:name="sans-serif" svg:font-family="sans-serif"/>
    <style:font-face style:name="verdana"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8" style:family="paragraph" style:parent-style-name="Text_20_body">
      <style:text-properties style:font-name="Bitstream Charter"/>
    </style:style>
    <style:style style:name="P9" style:family="paragraph" style:parent-style-name="Heading_20_2">
      <style:text-properties style:font-name="Bitstream Charter"/>
    </style:style>
    <style:style style:name="P10" style:family="paragraph" style:parent-style-name="Heading_20_2">
      <style:paragraph-properties fo:margin-top="0.423cm" fo:margin-bottom="0.212cm" fo:break-before="page" fo:keep-with-next="always"/>
    </style:style>
    <style:style style:name="P11"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12" style:family="paragraph" style:parent-style-name="Heading_20_2">
      <style:paragraph-properties fo:margin-top="0.423cm" fo:margin-bottom="0.212cm" fo:keep-with-next="always"/>
    </style:style>
    <style:style style:name="P13" style:family="paragraph" style:parent-style-name="Heading_20_2">
      <style:paragraph-properties fo:margin-top="0.423cm" fo:margin-bottom="0.212cm" fo:keep-with-next="always"/>
      <style:text-properties style:font-name="Liberation Sans"/>
    </style:style>
    <style:style style:name="P14"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Preformatted_20_Text">
      <style:text-properties style:font-name="Bitstream Charter"/>
    </style:style>
    <style:style style:name="P16" style:family="paragraph" style:parent-style-name="Preformatted_20_Text">
      <style:text-properties style:font-name="Bitstream Charter" fo:font-weight="bold" style:font-name-asian="DejaVu Sans" style:font-weight-asian="bold" style:font-name-complex="DejaVu Sans" style:font-weight-complex="bold"/>
    </style:style>
    <style:style style:name="P17" style:family="paragraph" style:parent-style-name="Preformatted_20_Text" style:list-style-name="L4">
      <style:text-properties style:font-name="Bitstream Charter"/>
    </style:style>
    <style:style style:name="P18" style:family="paragraph" style:parent-style-name="Preformatted_20_Text" style:list-style-name="L4"/>
    <style:style style:name="P19" style:family="paragraph" style:list-style-name="L4"/>
    <style:style style:name="P20" style:family="paragraph" style:parent-style-name="Table_20_Contents">
      <style:text-properties style:font-name="Bitstream Charter" fo:font-size="10pt" style:font-name-asian="DejaVu Sans1" style:font-size-asian="10pt" style:font-name-complex="DejaVu Sans Mono" style:font-size-complex="10pt"/>
    </style:style>
    <style:style style:name="P21" style:family="paragraph" style:parent-style-name="Heading_20_1" style:list-style-name=""/>
    <style:style style:name="P22"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3" style:family="paragraph" style:parent-style-name="Heading_20_1" style:master-page-name="Standard">
      <style:paragraph-properties style:page-number="1"/>
    </style:style>
    <style:style style:name="P24" style:family="paragraph" style:parent-style-name="Heading_20_1">
      <style:paragraph-properties fo:break-before="page"/>
    </style:style>
    <style:style style:name="P25"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fo:font-variant="normal" fo:text-transform="none" fo:color="#000022" style:font-name="verdana" fo:font-size="9.75pt" fo:letter-spacing="normal" fo:font-style="normal" fo:font-weight="normal"/>
    </style:style>
    <style:style style:name="T5" style:family="text">
      <style:text-properties fo:font-variant="normal" fo:text-transform="none" fo:color="#000022" style:font-name="verdana" fo:font-size="9.75pt" fo:letter-spacing="normal" fo:font-style="normal" fo:font-weight="bold"/>
    </style:style>
    <style:style style:name="T6" style:family="text">
      <style:text-properties fo:font-variant="normal" fo:text-transform="none" fo:color="#000022" fo:font-size="9.75pt" fo:letter-spacing="normal" fo:font-style="normal" fo:font-weight="normal"/>
    </style:style>
    <style:style style:name="T7" style:family="text">
      <style:text-properties fo:font-variant="normal" fo:text-transform="none" fo:color="#000022" fo:font-size="9.75pt" fo:letter-spacing="normal" fo:font-style="normal" fo:font-weight="bold"/>
    </style:style>
    <style:style style:name="T8" style:family="text">
      <style:text-properties fo:font-variant="normal" fo:text-transform="none" fo:color="#000022" style:font-name="Bitstream Charter" fo:font-size="9.75pt" fo:letter-spacing="normal" fo:font-style="normal" fo:font-weight="normal"/>
    </style:style>
    <style:style style:name="T9" style:family="text">
      <style:text-properties fo:font-variant="normal" fo:text-transform="none" fo:color="#000022" style:font-name="Bitstream Charter" fo:font-size="9.75pt" fo:letter-spacing="normal" fo:font-style="normal" fo:font-weight="bold"/>
    </style:style>
    <style:style style:name="T10" style:family="text">
      <style:text-properties fo:font-variant="normal" fo:text-transform="none" fo:color="#000022" style:font-name="Bitstream Charter" fo:font-size="10.5pt" fo:letter-spacing="normal" fo:font-style="normal" fo:font-weight="normal"/>
    </style:style>
    <style:style style:name="T11" style:family="text">
      <style:text-properties fo:font-variant="normal" fo:text-transform="none" fo:color="#880000" style:font-name="verdana" fo:font-size="9.75pt" fo:letter-spacing="normal" fo:font-style="normal" fo:font-weight="normal"/>
    </style:style>
    <style:style style:name="T12" style:family="text">
      <style:text-properties fo:font-variant="normal" fo:text-transform="none" fo:color="#880000" fo:font-size="9.75pt" fo:letter-spacing="normal" fo:font-style="normal" fo:font-weight="normal"/>
    </style:style>
    <style:style style:name="T13" style:family="text">
      <style:text-properties fo:font-variant="normal" fo:text-transform="none" fo:color="#880000" style:font-name="Bitstream Charter" fo:font-size="9.75pt" fo:letter-spacing="normal" fo:font-style="normal" fo:font-weight="normal"/>
    </style:style>
    <style:style style:name="T14" style:family="text">
      <style:text-properties fo:font-variant="normal" fo:text-transform="none" fo:color="#500050" style:font-name="verdana" fo:font-size="9.75pt" fo:letter-spacing="normal" fo:font-style="normal" fo:font-weight="normal"/>
    </style:style>
    <style:style style:name="T15" style:family="text">
      <style:text-properties fo:font-variant="normal" fo:text-transform="none" fo:color="#500050" style:font-name="Courier New" fo:font-size="10.5pt" fo:letter-spacing="normal" fo:font-style="normal" fo:font-weight="normal"/>
    </style:style>
    <style:style style:name="T16" style:family="text">
      <style:text-properties fo:font-variant="normal" fo:text-transform="none" fo:color="#500050" style:font-name="Courier New" fo:font-size="11.25pt" fo:letter-spacing="normal" fo:font-style="normal" fo:font-weight="normal"/>
    </style:style>
    <style:style style:name="T17" style:family="text">
      <style:text-properties fo:font-variant="normal" fo:text-transform="none" fo:color="#500050" fo:font-size="9.75pt" fo:letter-spacing="normal" fo:font-style="normal" fo:font-weight="normal"/>
    </style:style>
    <style:style style:name="T18" style:family="text">
      <style:text-properties fo:font-variant="normal" fo:text-transform="none" fo:color="#500050" fo:font-size="10.5pt" fo:letter-spacing="normal" fo:font-style="normal" fo:font-weight="normal"/>
    </style:style>
    <style:style style:name="T19" style:family="text">
      <style:text-properties fo:font-variant="normal" fo:text-transform="none" fo:color="#500050" fo:font-size="11.25pt" fo:letter-spacing="normal" fo:font-style="normal" fo:font-weight="normal"/>
    </style:style>
    <style:style style:name="T20" style:family="text">
      <style:text-properties fo:font-variant="normal" fo:text-transform="none" fo:color="#500050" style:font-name="Bitstream Charter" fo:font-size="9.75pt" fo:letter-spacing="normal" fo:font-style="normal" fo:font-weight="normal"/>
    </style:style>
    <style:style style:name="T21" style:family="text">
      <style:text-properties fo:font-variant="normal" fo:text-transform="none" fo:color="#500050" style:font-name="Bitstream Charter" fo:font-size="10.5pt" fo:letter-spacing="normal" fo:font-style="normal" fo:font-weight="normal"/>
    </style:style>
    <style:style style:name="T22" style:family="text">
      <style:text-properties fo:font-variant="normal" fo:text-transform="none" fo:color="#500050" style:font-name="Bitstream Charter" fo:font-size="11.25pt" fo:letter-spacing="normal" fo:font-style="normal" fo:font-weight="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style:font-name="Liberation Sans"/>
    </style:style>
    <style:style style:name="T26" style:family="text">
      <style:text-properties style:font-name="Liberation Sans" style:font-name-asian="DejaVu Sans" style:font-name-complex="DejaVu Sans"/>
    </style:style>
    <style:style style:name="T27" style:family="text">
      <style:text-properties style:font-name-asian="DejaVu Sans" style:font-name-complex="DejaVu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3"/>
      <text:p text:style-name="P7">MEMORIA COMPILADORES</text:p>
      <text:p text:style-name="P7">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22"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6">Índice de contenido</text:p>
          </text:index-title>
          <text:p text:style-name="P27">INTRODUCCIÓN<text:tab/>1</text:p>
          <text:p text:style-name="P28">Proyecto<text:tab/>1</text:p>
          <text:p text:style-name="P27">ANALIZADOR SINTÁCTICO<text:tab/>2</text:p>
          <text:p text:style-name="P28">Gramática del lenguaje:<text:tab/>2</text:p>
          <text:p text:style-name="P28">Errores detectados:<text:tab/>3</text:p>
          <text:p text:style-name="P27">ANALIZADOR SEMÁNTICO<text:tab/>4</text:p>
          <text:p text:style-name="P28">Diseño<text:tab/>4</text:p>
          <text:p text:style-name="P28">Errores detectados:<text:tab/>5</text:p>
          <text:p text:style-name="P27">Casos de pruebas<text:tab/>6</text:p>
          <text:p text:style-name="P28">Pruebas correcta.<text:tab/>6</text:p>
          <text:p text:style-name="P28">Pruebas incorrectas<text:tab/>9</text:p>
        </text:index-body>
      </text:table-of-content>
      <text:h text:style-name="P22" text:outline-level="1"/>
      <text:h text:style-name="P23"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24">main</text:span>. De igual manera tendremos operaciones de entrada-salida, llamadas a métodos, expresiones; más en concreto:</text:p>
      <text:list xml:id="list2076742940" text:style-name="L4">
        <text:list-item>
          <text:p text:style-name="P18"><text:span text:style-name="T2">Definición y uso de clases, con atributos y métodos.</text:span></text:p>
        </text:list-item>
        <text:list-item>
          <text:p text:style-name="P17">Definición de funciones.</text:p>
        </text:list-item>
        <text:list-item>
          <text:p text:style-name="P17">Tipos enteros, lógicos y vacíos.</text:p>
        </text:list-item>
        <text:list-item>
          <text:p text:style-name="P17">Variables enteras y su declaración.</text:p>
        </text:list-item>
        <text:list-item>
          <text:p text:style-name="P17">Constantes enteras y cadenas de caracteres (entre comillas dobles).</text:p>
        </text:list-item>
        <text:list-item>
          <text:p text:style-name="P17">Sentencias: asignación, condicional simple, llamada a funciones, métodos y retorno.</text:p>
        </text:list-item>
        <text:list-item>
          <text:p text:style-name="P17">Expresiones.</text:p>
        </text:list-item>
        <text:list-item>
          <text:p text:style-name="P17">Comentarios.</text:p>
        </text:list-item>
        <text:list-item>
          <text:p text:style-name="P18"><text:span text:style-name="T2">Operaciones de entrada/salida por terminal (</text:span><text:span text:style-name="T3">cin</text:span><text:span text:style-name="T2">, </text:span><text:span text:style-name="T3">cout</text:span><text:span text:style-name="T2">).</text:span></text:p>
        </text:list-item>
        <text:list-item>
          <text:p text:style-name="P18"><text:span text:style-name="T2">Operadores.</text:span></text:p>
        </text:list-item>
      </text:list>
      <text:p text:style-name="P2"/>
      <text:p text:style-name="P2"/>
      <text:p text:style-name="P2">Por otra parte, la parte específica para nuestro proyecto serán las operaciones condicionales complejas (if-then-else), parámetros por valor, asignación con operación (p.e. +=) y en cuanto al analizador sintáctico: descendente recursivo. De igual manera que en el caso anterior podemos verlo más claramente así:</text:p>
      <text:list xml:id="list714902882" text:continue-numbering="true" text:style-name="L4">
        <text:list-item>
          <text:p text:style-name="P18">Sentencias: Sentencia condicional (if, if-else)</text:p>
        </text:list-item>
        <text:list-item>
          <text:p text:style-name="P18">Parámetros: Por valor.</text:p>
        </text:list-item>
        <text:list-item>
          <text:p text:style-name="P18">Operador especial: Asignación con operación (op=)</text:p>
        </text:list-item>
        <text:list-item>
          <text:p text:style-name="P18">Analizador Sintáctico: Descenso recursivo.</text:p>
        </text:list-item>
      </text:list>
      <text:p text:style-name="P2"/>
      <text:p text:style-name="P2"/>
      <text:p text:style-name="Preformatted_20_Text"/>
      <text:h text:style-name="P21" text:outline-level="1"/>
      <text:h text:style-name="P24" text:outline-level="1">ANALIZADOR SINTÁCTICO</text:h>
      <text:p text:style-name="P2">El analizador sintáctico se encargará de transformar la salida del léxico (con los sucesivos tokens) en un árbol de derivación que más adelante será el que reciba el semántico.</text:p>
      <text:p text:style-name="P2"/>
      <text:p text:style-name="Preformatted_20_Text"><text:span text:style-name="T2">En nuestro caso el analizador sintáctico será descendente recursivo, ya que, nuestra herramienta genera dicho árbol. En éste analizador las entradas son de izquierda a la derecha, y construcciones de derivaciones de derivaciones por la izquierda de una sentencia. Este tipo de gramáticas son llamadas gramáticas LL. </text:span></text:p>
      <text:p text:style-name="P2"/>
      <text:p text:style-name="P2">Básicamente nuestro analizador sintáctico se encargará de pedir al analizador léxico tokens y comprobará si puede generar una regla sintáctica con ellos. </text:p>
      <text:h text:style-name="Heading_20_2" text:outline-level="2">Gramática del lenguaje:</text:h>
      <text:p text:style-name="P2">A continuación redactamos las reglas sintácticas que componen nuestra gramática:</text:p>
      <text:p text:style-name="P2"/>
      <text:h text:style-name="Heading_20_2" text:outline-level="2"><text:span text:style-name="T2"/></text:h>
      <text:h text:style-name="P9" text:outline-level="2"/>
      <text:p text:style-name="P8"/>
      <text:h text:style-name="P11" text:outline-level="2">Errores detectados:</text:h>
      <text:p text:style-name="P2">Declaración de los errores sintácticos detectados:</text:p>
      <text:p text:style-name="P2"/>
      <table:table table:name="Tabla3" table:style-name="Tabla3">
        <table:table-column table:style-name="Tabla3.A"/>
        <table:table-row>
          <table:table-cell table:style-name="Tabla3.A1" office:value-type="string">
            <text:p text:style-name="P20"/>
          </table:table-cell>
        </table:table-row>
        <table:table-row>
          <table:table-cell table:style-name="Tabla3.A2" office:value-type="string">
            <text:p text:style-name="P20"/>
          </table:table-cell>
        </table:table-row>
        <table:table-row>
          <table:table-cell table:style-name="Tabla3.A2" office:value-type="string">
            <text:p text:style-name="P20"/>
          </table:table-cell>
        </table:table-row>
        <table:table-row>
          <table:table-cell table:style-name="Tabla3.A2" office:value-type="string">
            <text:p text:style-name="P20"/>
          </table:table-cell>
        </table:table-row>
        <table:table-row>
          <table:table-cell table:style-name="Tabla3.A2" office:value-type="string">
            <text:p text:style-name="P20"/>
          </table:table-cell>
        </table:table-row>
        <table:table-row>
          <table:table-cell table:style-name="Tabla3.A2" office:value-type="string">
            <text:p text:style-name="P20"/>
          </table:table-cell>
        </table:table-row>
        <table:table-row>
          <table:table-cell table:style-name="Tabla3.A2" office:value-type="string">
            <text:p text:style-name="P20"/>
          </table:table-cell>
        </table:table-row>
      </table:table>
      <text:p text:style-name="P2"/>
      <text:h text:style-name="P25" text:outline-level="1">ANALIZADOR SEMÁNTICO</text:h>
      <text:h text:style-name="P12" text:outline-level="2"><text:span text:style-name="T26">Diseño</text:span></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24">true</text:span><text:span text:style-name="T23">, ya que, no pertenece a dicho conjunto de valores posibles.</text:span></text:p>
      <text:h text:style-name="P10" text:outline-level="2"><text:span text:style-name="T26">Errores detectados:</text:span></text:h>
      <text:p text:style-name="P2">Declaración de los errores semánticos detectados:</text:p>
      <text:p text:style-name="P2"/>
      <table:table table:name="Tabla1" table:style-name="Tabla1">
        <table:table-column table:style-name="Tabla1.A"/>
        <table:table-row>
          <table:table-cell table:style-name="Tabla1.A1"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
      <text:p text:style-name="P2"><text:span text:style-name="T27"/></text:p>
      <text:h text:style-name="P25" text:outline-level="1">CASOS DE PRUEBAS</text:h>
      <text:p text:style-name="P2"><text:span text:style-name="T27">A continuación se detallan el código de los programas de pruebas que evalúan los diferentes casos de éxito o error de nuestro compilador.</text:span></text:p>
      <text:h text:style-name="P13" text:outline-level="2"><text:span text:style-name="T27">Pruebas correcta.</text:span></text:h>
      <text:p text:style-name="P16">Prueba 1:</text:p>
      <text:p text:style-name="P16"/>
      <text:p text:style-name="P16">// Prueba Correcta</text:p>
      <text:p text:style-name="P16">// </text:p>
      <text:p text:style-name="P16"></text:p>
      <text:p text:style-name="P16">// Inclusion de variables globales</text:p>
      <text:p text:style-name="P16">int hola, var_global;</text:p>
      <text:p text:style-name="P16">int adios=90;<text:tab/>// inicializadas</text:p>
      <text:p text:style-name="P16">char *s;</text:p>
      <text:p text:style-name="P16"></text:p>
      <text:p text:style-name="P16">void demo ()<text:tab/>// funcion sin argumentos</text:p>
      <text:p text:style-name="P16">{</text:p>
      <text:p text:style-name="P16"><text:tab/><text:tab/>// No hace nada y</text:p>
      <text:p text:style-name="P16"><text:tab/>return;<text:tab/>// No devuelve nada</text:p>
      <text:p text:style-name="P16">}</text:p>
      <text:p text:style-name="P16"></text:p>
      <text:p text:style-name="P16">void main (int variable) {</text:p>
      <text:p text:style-name="P16"><text:tab/>// Declaracion de variables</text:p>
      <text:p text:style-name="P16"><text:tab/>// algunas inicializadas.</text:p>
      <text:p text:style-name="P16"><text:tab/>int otra_var, otra_var2;</text:p>
      <text:p text:style-name="P16"><text:tab/>int otra_var2=20;</text:p>
      <text:p text:style-name="P16"></text:p>
      <text:p text:style-name="P16"><text:tab/>return otra_var;</text:p>
      <text:p text:style-name="P16">}</text:p>
      <text:p text:style-name="P16"/>
      <text:p text:style-name="P16">Prueba 2:</text:p>
      <text:p text:style-name="P16"/>
      <text:p text:style-name="P16">// Prueba Correcta</text:p>
      <text:p text:style-name="P16"></text:p>
      <text:p text:style-name="P16">// declaracion de metodo y clase</text:p>
      <text:p text:style-name="P16">//Declaración de la clase Fecha:</text:p>
      <text:p text:style-name="P16">class Fecha {</text:p>
      <text:p text:style-name="P16">public: int a, b, c;</text:p>
      <text:p text:style-name="P16"><text:tab/>int daDia (void);<text:tab/>// método que devuelve un entero</text:p>
      <text:p text:style-name="P16">private:</text:p>
      <text:p text:style-name="P16"><text:tab/>int d,m,a;<text:tab/>// tres enteros privados</text:p>
      <text:p text:style-name="P16">};</text:p>
      <text:p text:style-name="P16"></text:p>
      <text:p text:style-name="P16">// Definicion de un metodo daDia de la clase Fecha</text:p>
      <text:p text:style-name="P16">int Fecha::daDia (void){</text:p>
      <text:p text:style-name="P16"><text:tab/>return d;</text:p>
      <text:p text:style-name="P16">}</text:p>
      <text:p text:style-name="P16"></text:p>
      <text:p text:style-name="P16">void main (int dia) {</text:p>
      <text:p text:style-name="P16"><text:tab/>Fecha var;</text:p>
      <text:p text:style-name="P16"><text:tab/>return var.daDia();</text:p>
      <text:p text:style-name="P16">}</text:p>
      <text:p text:style-name="P16"/>
      <text:p text:style-name="P16">Prueba 3:</text:p>
      <text:p text:style-name="P16"/>
      <text:p text:style-name="P16"><text:soft-page-break/>// Prueba Correcta</text:p>
      <text:p text:style-name="P16"></text:p>
      <text:p text:style-name="P16">// Declaracion de subprograma o funcion</text:p>
      <text:p text:style-name="P16">int funcionAnodina (int n) {</text:p>
      <text:p text:style-name="P16"><text:tab/>int uno = 1, cero = 0;<text:tab/>// variables locales inicializadas</text:p>
      <text:p text:style-name="P16"><text:tab/></text:p>
      <text:p text:style-name="P16"><text:tab/>// intrucciones operacionales</text:p>
      <text:p text:style-name="P16"><text:tab/>uno = cero * 90;</text:p>
      <text:p text:style-name="P16"><text:tab/>uno = uno + 34 - 23 / 30 - cero * n;</text:p>
      <text:p text:style-name="P16"><text:tab/></text:p>
      <text:p text:style-name="P16"><text:tab/>return uno;</text:p>
      <text:p text:style-name="P16">}</text:p>
      <text:p text:style-name="P16"></text:p>
      <text:p text:style-name="P16">// Punto ppal del programa</text:p>
      <text:p text:style-name="P16">int main (int n) {</text:p>
      <text:p text:style-name="P16"><text:tab/>int variable;</text:p>
      <text:p text:style-name="P16"><text:tab/>// Asignacion de valor cierto ó falso</text:p>
      <text:p text:style-name="P16"><text:tab/>variable = n * funcionAnodina(n);</text:p>
      <text:p text:style-name="P16"></text:p>
      <text:p text:style-name="P16"><text:tab/>return variable;</text:p>
      <text:p text:style-name="P16">}</text:p>
      <text:p text:style-name="P16"/>
      <text:p text:style-name="P16">Prueba 4:</text:p>
      <text:p text:style-name="P16"/>
      <text:p text:style-name="P16">// Prueba Correcta</text:p>
      <text:p text:style-name="P16"></text:p>
      <text:p text:style-name="P16">// main</text:p>
      <text:p text:style-name="P16">bool main (int n, int m) </text:p>
      <text:p text:style-name="P16">{</text:p>
      <text:p text:style-name="P16"><text:tab/>/* Declaracion de variables</text:p>
      <text:p text:style-name="P16"><text:tab/> - algunas inicializadas - */</text:p>
      <text:p text:style-name="P16"><text:tab/>bool variable = true;</text:p>
      <text:p text:style-name="P16"><text:tab/></text:p>
      <text:p text:style-name="P16"><text:tab/>// Condicional Complejo</text:p>
      <text:p text:style-name="P16"><text:tab/>if (variable)<text:tab/>// cierto</text:p>
      <text:p text:style-name="P16"><text:tab/><text:tab/>variable = false;</text:p>
      <text:p text:style-name="P16"><text:tab/>else</text:p>
      <text:p text:style-name="P16"><text:tab/><text:tab/>varible = true;</text:p>
      <text:p text:style-name="P16"></text:p>
      <text:p text:style-name="P16"><text:tab/>// Devolvemos le valor calculado<text:tab/></text:p>
      <text:p text:style-name="P16"><text:tab/>return variable;</text:p>
      <text:p text:style-name="P16">}</text:p>
      <text:p text:style-name="P16"/>
      <text:p text:style-name="P16">Prueba 5:</text:p>
      <text:p text:style-name="P16">// Prueba Correcta</text:p>
      <text:p text:style-name="P16"></text:p>
      <text:p text:style-name="P16">// Objetivo:</text:p>
      <text:p text:style-name="P16">// Comprobamos el correcto funcionamiento del</text:p>
      <text:p text:style-name="P16">// condicional complejo con varias posibilidades</text:p>
      <text:p text:style-name="P16">// y la asignacion con operacion.</text:p>
      <text:p text:style-name="P16"></text:p>
      <text:p text:style-name="P16"></text:p>
      <text:p text:style-name="P16">// main</text:p>
      <text:p text:style-name="P16">void main (void) {</text:p>
      <text:p text:style-name="P16"><text:tab/>int num = 30;</text:p>
      <text:p text:style-name="P16"><text:tab/>int algo =40, otro;<text:tab/></text:p>
      <text:p text:style-name="P16"></text:p>
      <text:p text:style-name="P16"><text:tab/>if (num == 0) {<text:tab/></text:p>
      <text:p text:style-name="P16"><text:soft-page-break/><text:tab/><text:tab/>otro += algo;</text:p>
      <text:p text:style-name="P16"><text:tab/>}</text:p>
      <text:p text:style-name="P16"><text:tab/>else if (algo == 0 || otro == 0) {</text:p>
      <text:p text:style-name="P16"><text:tab/><text:tab/>otro += algo;</text:p>
      <text:p text:style-name="P16"><text:tab/>}</text:p>
      <text:p text:style-name="P16"></text:p>
      <text:p text:style-name="P16"><text:tab/>if (num==30) {</text:p>
      <text:p text:style-name="P16"><text:tab/><text:tab/>num = num - num;</text:p>
      <text:p text:style-name="P16"><text:tab/>} else {</text:p>
      <text:p text:style-name="P16"><text:tab/><text:tab/>num = 30;</text:p>
      <text:p text:style-name="P16"><text:tab/>}</text:p>
      <text:p text:style-name="P16">}</text:p>
      <text:p text:style-name="P16"/>
      <text:p text:style-name="P16">Prueba6:</text:p>
      <text:p text:style-name="P16"/>
      <text:p text:style-name="P16">// Prueba correcta</text:p>
      <text:p text:style-name="P16"></text:p>
      <text:p text:style-name="P16">/* Objetivo</text:p>
      <text:p text:style-name="P16"><text:tab/>Comprobamos el correcto funcionamiento</text:p>
      <text:p text:style-name="P16">de la declaracion de programas/funciones. Así </text:p>
      <text:p text:style-name="P16">como las operaciones de cin y cout</text:p>
      <text:p text:style-name="P16">*/</text:p>
      <text:p text:style-name="P16"></text:p>
      <text:p text:style-name="P16">void imprime (char *msg, <text:s/>f) {</text:p>
      <text:p text:style-name="P16"><text:tab/>cout &lt;&lt; s &lt;&lt; msg &lt;&lt; f;</text:p>
      <text:p text:style-name="P16"><text:tab/>cout &lt;&lt; "\n";<text:tab/>// imprime un salto de línea */</text:p>
      <text:p text:style-name="P16"><text:tab/>return;</text:p>
      <text:p text:style-name="P16">}</text:p>
      <text:p text:style-name="P16"></text:p>
      <text:p text:style-name="P16">void main (void) {</text:p>
      <text:p text:style-name="P16"><text:tab/>char* s="hola Mundo!";</text:p>
      <text:p text:style-name="P16"><text:tab/>cout &lt;&lt; s;</text:p>
      <text:p text:style-name="P16"><text:tab/>cin &gt;&gt; s;</text:p>
      <text:p text:style-name="P16"><text:tab/>return;</text:p>
      <text:p text:style-name="P16">}</text:p>
      <text:h text:style-name="P11" text:outline-level="2">Pruebas incorrectas</text:h>
      <text:p text:style-name="P16">Prueba 1:</text:p>
      <text:p text:style-name="P16"/>
      <text:p text:style-name="P16">// Prueba Incorrecta</text:p>
      <text:p text:style-name="P16">// </text:p>
      <text:p text:style-name="P16"></text:p>
      <text:p text:style-name="P16">// Inclusion de variables globales</text:p>
      <text:p text:style-name="P16">int hola, var_global,;<text:tab/>// error en la coma</text:p>
      <text:p text:style-name="P16">int adios=90;<text:tab/>// inicializadas</text:p>
      <text:p text:style-name="P16">char *s<text:tab/><text:tab/>// falta cerrar la declaracion.</text:p>
      <text:p text:style-name="P16"></text:p>
      <text:p text:style-name="P16">void demo ()<text:tab/>// funcion sin argumentos</text:p>
      <text:p text:style-name="P16">{</text:p>
      <text:p text:style-name="P16"><text:tab/><text:tab/>// No hace nada y</text:p>
      <text:p text:style-name="P16"><text:tab/>return;<text:tab/>// No devuelve nada</text:p>
      <text:p text:style-name="P16">}</text:p>
      <text:p text:style-name="P16"></text:p>
      <text:p text:style-name="P16">void main (int variable) {</text:p>
      <text:p text:style-name="P16"><text:tab/>// Declaracion de variables</text:p>
      <text:p text:style-name="P16"><text:tab/>// algunas inicializadas.</text:p>
      <text:p text:style-name="P16"><text:tab/>int otra_var, otra_var2;</text:p>
      <text:p text:style-name="P16"><text:tab/>int otra_var2=20;</text:p>
      <text:p text:style-name="P16"></text:p>
      <text:p text:style-name="P16"><text:tab/>return otra_var;</text:p>
      <text:p text:style-name="P16">}</text:p>
      <text:p text:style-name="P16"/>
      <text:p text:style-name="P16">Prueba 2:</text:p>
      <text:p text:style-name="P16"/>
      <text:p text:style-name="P16">// Prueba Incorrecta</text:p>
      <text:p text:style-name="P16"></text:p>
      <text:p text:style-name="P16">// declaracion de metodo y clase</text:p>
      <text:p text:style-name="P16">class Clase_mal {</text:p>
      <text:p text:style-name="P16">int a,b,c;<text:tab/>// declaracion de metodo privado, esto esta ok!</text:p>
      <text:p text:style-name="P16">public <text:tab/><text:tab/>// falan DOS_PUNTOS</text:p>
      <text:p text:style-name="P16"><text:tab/>int metodo ();<text:tab/>// declaracion erronea</text:p>
      <text:p text:style-name="P16">}<text:tab/>// falta PUNTO_COMA</text:p>
      <text:p text:style-name="P16"></text:p>
      <text:p text:style-name="P16">// Declaración de la clase Fecha:</text:p>
      <text:p text:style-name="P16">class Fecha {</text:p>
      <text:p text:style-name="P16">public: int a, b, c;</text:p>
      <text:p text:style-name="P16"><text:tab/>void ponFecha (int, int, int);<text:tab/>/* método que recibe tres enteros y no devuelve nada */</text:p>
      <text:p text:style-name="P16"><text:tab/>int daDia (void);<text:tab/>// método que devuelve un entero</text:p>
      <text:p text:style-name="P16"><text:tab/>int daMes (void);<text:tab/>// método que devuelve un entero</text:p>
      <text:p text:style-name="P16"><text:tab/>int daAnno (void);<text:tab/>// método que devuelve un entero</text:p>
      <text:p text:style-name="P16"><text:tab/>void imprime (void);<text:tab/>// método que no recibe ni devuelve nada</text:p>
      <text:p text:style-name="P16">private:</text:p>
      <text:p text:style-name="P16"><text:tab/>int d,m,a;<text:tab/>// tres enteros privados</text:p>
      <text:p text:style-name="P16">};</text:p>
      <text:p text:style-name="P16"></text:p>
      <text:p text:style-name="P16">// FALTA DEFINICION DE METODOS!</text:p>
      <text:p text:style-name="P16"></text:p>
      <text:p text:style-name="P16"></text:p>
      <text:p text:style-name="P16">// Definicion de un metodo daDia de la clase Fecha</text:p>
      <text:p text:style-name="P16">int Fecha::daDia (void){</text:p>
      <text:p text:style-name="P16"><text:tab/>return d;</text:p>
      <text:p text:style-name="P16">}</text:p>
      <text:p text:style-name="P16"><text:soft-page-break/></text:p>
      <text:p text:style-name="P16">void main (int dia) {</text:p>
      <text:p text:style-name="P16"><text:tab/>Fecha var;</text:p>
      <text:p text:style-name="P16"><text:tab/>return var.daDia();</text:p>
      <text:p text:style-name="P16">}</text:p>
      <text:p text:style-name="P16"/>
      <text:p text:style-name="P16">Prueba 3:</text:p>
      <text:p text:style-name="P16"/>
      <text:p text:style-name="P16">// Prueba Incorrecta</text:p>
      <text:p text:style-name="P16"></text:p>
      <text:p text:style-name="P16">// Declaracion de subprograma o funcion</text:p>
      <text:p text:style-name="P16">int funcionAnodina (int n) {</text:p>
      <text:p text:style-name="P16"><text:tab/>int uno = 1, cero = 0;<text:tab/>// variables locales inicializadas</text:p>
      <text:p text:style-name="P16"><text:tab/></text:p>
      <text:p text:style-name="P16"><text:tab/>// intrucciones operacionales</text:p>
      <text:p text:style-name="P16"><text:tab/>uno = cero * "cadena";<text:tab/>// TIPOS ERRONEOS</text:p>
      <text:p text:style-name="P16"><text:tab/>uno = uno + 34 - 23 / 30 - cero * n;</text:p>
      <text:p text:style-name="P16"><text:tab/></text:p>
      <text:p text:style-name="P16"><text:tab/>return uno;</text:p>
      <text:p text:style-name="P16">}</text:p>
      <text:p text:style-name="P16"></text:p>
      <text:p text:style-name="P16">// Punto ppal del programa</text:p>
      <text:p text:style-name="P16">int main (int n) {</text:p>
      <text:p text:style-name="P16"><text:tab/>int variable;</text:p>
      <text:p text:style-name="P16"><text:tab/>// Asignacion de valor cierto ó falso</text:p>
      <text:p text:style-name="P16"><text:tab/>variable = n * funcionAnodina(n);</text:p>
      <text:p text:style-name="P16"></text:p>
      <text:p text:style-name="P16">//<text:tab/>return variable;</text:p>
      <text:p text:style-name="P16"><text:tab/>return true;<text:tab/>// tipos de devolucion erroneo</text:p>
      <text:p text:style-name="P16">}</text:p>
      <text:p text:style-name="P16"/>
      <text:p text:style-name="P16">Prueba 4:</text:p>
      <text:p text:style-name="P16"/>
      <text:p text:style-name="P16">// Prueba Incorrecta</text:p>
      <text:p text:style-name="P16"></text:p>
      <text:p text:style-name="P16">// main</text:p>
      <text:p text:style-name="P16">bool main (int n, int m) </text:p>
      <text:p text:style-name="P16">{</text:p>
      <text:p text:style-name="P16"><text:tab/>/* Declaracion de variables</text:p>
      <text:p text:style-name="P16"><text:tab/> - algunas inicializadas - */</text:p>
      <text:p text:style-name="P16"><text:tab/>bool variable = true;</text:p>
      <text:p text:style-name="P16"><text:tab/></text:p>
      <text:p text:style-name="P16"><text:tab/>// Condicional Complejo</text:p>
      <text:p text:style-name="P16"><text:tab/>if variable<text:tab/>// FALTA CERRATURA PARENTESIS</text:p>
      <text:p text:style-name="P16"><text:tab/><text:tab/>variable = false;</text:p>
      <text:p text:style-name="P16"><text:tab/>else</text:p>
      <text:p text:style-name="P16"><text:tab/><text:tab/>varible = true;</text:p>
      <text:p text:style-name="P16"></text:p>
      <text:p text:style-name="P16"><text:tab/>// Devolvemos le valor calculado<text:tab/></text:p>
      <text:p text:style-name="P16"><text:tab/>return variable;</text:p>
      <text:p text:style-name="P16">}</text:p>
      <text:p text:style-name="P16">Prueba 5:</text:p>
      <text:p text:style-name="P16"/>
      <text:p text:style-name="P16">// Prueba Incorrecta </text:p>
      <text:p text:style-name="P16"></text:p>
      <text:p text:style-name="P16">// main</text:p>
      <text:p text:style-name="P16">void main (void) {</text:p>
      <text:p text:style-name="P16"><text:tab/>int num = 30;</text:p>
      <text:p text:style-name="P16"><text:soft-page-break/><text:tab/>int algo =40, otro;<text:tab/></text:p>
      <text:p text:style-name="P16"></text:p>
      <text:p text:style-name="P16"><text:tab/>if (num == 0) {<text:tab/></text:p>
      <text:p text:style-name="P16"><text:tab/><text:tab/>otro -= algo;<text:tab/>//Operacion no contemplada</text:p>
      <text:p text:style-name="P16"><text:tab/>}</text:p>
      <text:p text:style-name="P16"><text:tab/>else if (algo == 0 || otro == 0) {</text:p>
      <text:p text:style-name="P16"><text:tab/><text:tab/>otro += algo;</text:p>
      <text:p text:style-name="P16"><text:tab/>}</text:p>
      <text:p text:style-name="P16"></text:p>
      <text:p text:style-name="P16"><text:tab/>if (num==30) {</text:p>
      <text:p text:style-name="P16"><text:tab/><text:tab/>num = num - num;</text:p>
      <text:p text:style-name="P16"><text:tab/>} else {</text:p>
      <text:p text:style-name="P16"><text:tab/><text:tab/>num = 30;</text:p>
      <text:p text:style-name="P16"><text:tab/>} else </text:p>
      <text:p text:style-name="P16"><text:tab/><text:tab/>num = 40;<text:tab/>// imposible este caso</text:p>
      <text:p text:style-name="P16">}</text:p>
      <text:p text:style-name="P16"/>
      <text:p text:style-name="P16">Prueba6:</text:p>
      <text:p text:style-name="P16"/>
      <text:p text:style-name="P16">// Prueba Incorrecta </text:p>
      <text:p text:style-name="P16"></text:p>
      <text:p text:style-name="P16">/* Objetivo</text:p>
      <text:p text:style-name="P16"><text:tab/>Comprobamos el error cometido en las</text:p>
      <text:p text:style-name="P16">operaciones de I/O</text:p>
      <text:p text:style-name="P16">*/</text:p>
      <text:p text:style-name="P16"></text:p>
      <text:p text:style-name="P16">void imprime (char *msg, <text:s/>f) {</text:p>
      <text:p text:style-name="P16"><text:tab/>cout &lt; s &lt;&lt; msg &lt;&lt; f;<text:tab/>// error sintactico</text:p>
      <text:p text:style-name="P16"><text:tab/>cout &lt;&lt; "\n";<text:tab/>// imprime un salto de línea */</text:p>
      <text:p text:style-name="P16"><text:tab/>return;</text:p>
      <text:p text:style-name="P16">}</text:p>
      <text:p text:style-name="P16"></text:p>
      <text:p text:style-name="P16">void main (void) {</text:p>
      <text:p text:style-name="P16"><text:tab/>char* s="hola Mundo!";</text:p>
      <text:p text:style-name="P16"><text:tab/>int var;</text:p>
      <text:p text:style-name="P16"><text:tab/>cout &lt;&lt; s;</text:p>
      <text:p text:style-name="P16"><text:tab/>cin &gt;&gt; s;</text:p>
      <text:p text:style-name="P16"><text:tab/>cout &gt;&gt; s;<text:tab/>// error</text:p>
      <text:p text:style-name="P16"><text:tab/>return;</text:p>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Courier, 'Lucida Console', 'Andale Mono', monospace"/>
    <style:font-face style:name="Liberation Serif1" svg:font-family="'Liberation Serif'"/>
    <style:font-face style:name="OpenSymbol" svg:font-family="OpenSymbol"/>
    <style:font-face style:name="sans-serif" svg:font-family="sans-serif"/>
    <style:font-face style:name="verdana"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08T16:42:07</dc:date>
    <dc:creator>Pirois </dc:creator>
    <meta:editing-duration>PT11H32M06S</meta:editing-duration>
    <meta:editing-cycles>81</meta:editing-cycles>
    <meta:document-statistic meta:table-count="2" meta:image-count="0" meta:object-count="0" meta:page-count="13" meta:paragraph-count="332" meta:word-count="1405" meta:character-count="8429"/>
  </office:meta>
</office:document-meta>
</file>